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7cm"/>
    </style:style>
    <style:style style:name="pr5" style:family="presentation" style:parent-style-name="Default-outline1">
      <style:graphic-properties fo:min-height="16cm"/>
    </style:style>
    <style:style style:name="pr6" style:family="presentation" style:parent-style-name="Default-outline1">
      <style:graphic-properties fo:min-height="16.841cm"/>
    </style:style>
    <style:style style:name="pr7" style:family="presentation" style:parent-style-name="Default-outline1">
      <style:graphic-properties fo:min-height="17.873cm"/>
    </style:style>
    <style:style style:name="pr8" style:family="presentation" style:parent-style-name="Default-outline1">
      <style:graphic-properties fo:min-height="17.607cm"/>
    </style:style>
    <style:style style:name="pr9" style:family="presentation" style:parent-style-name="Default-outline1">
      <style:graphic-properties fo:min-height="18.459cm"/>
    </style:style>
    <style:style style:name="pr10" style:family="presentation" style:parent-style-name="Default-outline1">
      <style:graphic-properties fo:min-height="16.427cm"/>
    </style:style>
    <style:style style:name="pr11" style:family="presentation" style:parent-style-name="Default-outline1">
      <style:graphic-properties fo:min-height="17.373cm"/>
    </style:style>
    <style:style style:name="pr12" style:family="presentation" style:parent-style-name="Default-outline1">
      <style:graphic-properties fo:min-height="19.5cm"/>
    </style:style>
    <style:style style:name="pr13" style:family="presentation" style:parent-style-name="Default-outline1">
      <style:graphic-properties fo:min-height="22.671cm"/>
    </style:style>
    <style:style style:name="pr14" style:family="presentation" style:parent-style-name="Default-outline1">
      <style:graphic-properties fo:min-height="14.161cm"/>
    </style:style>
    <style:style style:name="pr15" style:family="presentation" style:parent-style-name="Default-outline1">
      <style:graphic-properties fo:min-height="16.959cm"/>
    </style:style>
    <style:style style:name="pr16" style:family="presentation" style:parent-style-name="Default-outline1">
      <style:graphic-properties fo:min-height="15.693cm"/>
    </style:style>
    <style:style style:name="pr17" style:family="presentation" style:parent-style-name="Default-outline1">
      <style:graphic-properties fo:min-height="18.693cm"/>
    </style:style>
    <style:style style:name="pr18" style:family="presentation" style:parent-style-name="Default-outline1">
      <style:graphic-properties fo:min-height="20.905cm"/>
    </style:style>
    <style:style style:name="pr19" style:family="presentation" style:parent-style-name="Default-outline1">
      <style:graphic-properties fo:min-height="17.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c5000b"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margin-left="1.27cm" fo:margin-right="0cm" fo:text-indent="-0.635cm"/>
      <style:text-properties fo:font-weight="normal" style:font-weight-asian="normal" style:font-weight-complex="normal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margin-left="1.27cm" fo:margin-right="0cm" fo:text-indent="-0.635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5000b"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4586" fo:font-weight="bold" style:font-weight-asian="bold" style:font-weight-complex="bold"/>
    </style:style>
    <style:style style:name="T5" style:family="text">
      <style:text-properties fo:color="#2a6099" fo:font-weight="bold" style:font-weight-asian="bold" style:font-weight-complex="bold"/>
    </style:style>
    <style:style style:name="T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color="#2a6099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color="#c5000b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color="#c5000b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color="#004586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color="#9900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color="#009900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c9211e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fo:color="#c5000b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9900ff" fo:font-weight="bold" style:font-weight-asian="bold" style:font-weight-complex="bold"/>
    </style:style>
    <style:style style:name="T20" style:family="text">
      <style:text-properties fo:color="#2a6099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fo:color="#c9211e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004586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super 58%" fo:font-weight="bold" style:font-weight-asian="bold" style:font-weight-complex="bold"/>
    </style:style>
    <style:style style:name="T26" style:family="text">
      <style:text-properties fo:color="#9900ff"/>
    </style:style>
    <style:style style:name="T27" style:family="text">
      <style:text-properties fo:language="zxx" fo:country="none" fo:font-weight="bold" style:language-asian="zxx" style:country-asian="none" style:language-complex="zxx" style:country-complex="none" style:font-weight-complex="bold"/>
    </style:style>
    <style:style style:name="T28" style:family="text">
      <style:text-properties fo:language="zxx" fo:country="none" style:language-asian="zxx" style:country-asian="none" style:language-complex="zxx" style:country-complex="none"/>
    </style:style>
    <style:style style:name="T29" style:family="text">
      <style:text-properties fo:color="#2a6099" fo:language="zxx" fo:country="none" style:language-asian="zxx" style:country-asian="none" style:language-complex="zxx" style:country-complex="none"/>
    </style:style>
    <style:style style:name="T30" style:family="text">
      <style:text-properties fo:color="#c5000b" fo:language="zxx" fo:country="none" style:language-asian="zxx" style:country-asian="none" style:language-complex="zxx" style:country-complex="none"/>
    </style:style>
    <style:style style:name="T31" style:family="text">
      <style:text-properties fo:color="#9900ff" fo:language="zxx" fo:country="none" style:language-asian="zxx" style:country-asian="none" style:language-complex="zxx" style:country-complex="none"/>
    </style:style>
    <style:style style:name="T32" style:family="text">
      <style:text-properties fo:color="#000000" fo:language="zxx" fo:country="none" fo:font-weight="bold" style:language-asian="zxx" style:country-asian="none" style:language-complex="zxx" style:country-complex="none" style:font-weight-complex="bold"/>
    </style:style>
    <style:style style:name="T33" style:family="text">
      <style:text-properties fo:color="#000000" fo:language="zxx" fo:country="none" style:language-asian="zxx" style:country-asian="none" style:language-complex="zxx" style:country-complex="none"/>
    </style:style>
    <style:style style:name="T34" style:family="text">
      <style:text-properties fo:color="#c9211e" fo:language="zxx" fo:country="none" style:language-asian="zxx" style:country-asian="none" style:language-complex="zxx" style:country-complex="none"/>
    </style:style>
    <style:style style:name="T35" style:family="text">
      <style:text-properties fo:color="#004586" fo:language="zxx" fo:country="none" style:language-asian="zxx" style:country-asian="none" style:language-complex="zxx" style:country-complex="none"/>
    </style:style>
    <style:style style:name="T36" style:family="text">
      <style:text-properties fo:color="#004586" fo:font-weight="normal" style:font-weight-asian="normal" style:font-weight-complex="normal"/>
    </style:style>
    <style:style style:name="T37" style:family="text">
      <style:text-properties fo:color="#c5000b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zekiel Chapter 38-39</text:span><text:span text:style-name="T1"><text:line-break/></text:span><text:span text:style-name="T1">What we will cover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Is the Gog and Magog invasion </text:span><text:span text:style-name="T1"><text:line-break/></text:span><text:span text:style-name="T1">Of Ezekiel Chapters 38-39</text:span></text:p>
              </text:list-item>
              <text:list-item>
                <text:p text:style-name="P1"><text:span text:style-name="T1">a </text:span><text:span text:style-name="T2">future</text:span><text:span text:style-name="T1"> event?</text:span></text:p>
              </text:list-item>
              <text:list-item>
                <text:p text:style-name="P1"><text:span text:style-name="T1">In our </text:span><text:span text:style-name="T2">past</text:span><text:span text:style-name="T1">?</text:span></text:p>
              </text:list-item>
              <text:list-item>
                <text:p text:style-name="P1"><text:span text:style-name="T1">Or is it a </text:span><text:span text:style-name="T2">present</text:span><text:span text:style-name="T1"> reality?</text:span></text:p>
              </text:list-item>
              <text:list-item>
                <text:p text:style-name="P1"><text:span text:style-name="T1">But first, some more basic questions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ction 1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Basic questions</text:p>
              </text:list-item>
              <text:list-item>
                <text:p>When does Gog Attack?</text:p>
              </text:list-item>
              <text:list-item>
                <text:p>Who is the future invader?</text:p>
              </text:list-item>
              <text:list-item>
                <text:p>Problems with a future w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Basic Questions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2">What is it abou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hat is it about?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2">7 oracles </text:span><text:span text:style-name="T1">starting with "the word of Yahweh came to me"</text:span></text:p>
              </text:list-item>
              <text:list-item>
                <text:p text:style-name="P1"><text:span text:style-name="T1">Which are declared against Gog</text:span></text:p>
              </text:list-item>
              <text:list-item>
                <text:p text:style-name="P1"><text:span text:style-name="T1">It is a </text:span><text:span text:style-name="T2">conflict</text:span><text:span text:style-name="T1"> between an </text:span><text:span text:style-name="T2">evil</text:span><text:span text:style-name="T1"> power and the </text:span><text:span text:style-name="T2">people of God</text:span></text:p>
              </text:list-item>
              <text:list-item>
                <text:p text:style-name="P1"><text:span text:style-name="T2">God</text:span><text:span text:style-name="T1"> comes to the </text:span><text:span text:style-name="T2">aid</text:span><text:span text:style-name="T1"> of </text:span><text:span text:style-name="T2">His peo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Basic Questions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3">What is it about?</text:span></text:p>
              </text:list-item>
              <text:list-item>
                <text:p text:style-name="P2"><text:span text:style-name="T2">Who is Go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ho is Gog?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We have no other Old Testament reference to Gog</text:span></text:p>
              </text:list-item>
              <text:list-item>
                <text:p text:style-name="P1"><text:span text:style-name="T1">There is one reference in Revelation 20, which is easily the most controversial chapter in the entire New Testa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Basic Questions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3">What is it about?</text:span></text:p>
              </text:list-item>
              <text:list-item>
                <text:p text:style-name="P2"><text:span text:style-name="T3">Who is Gog?</text:span></text:p>
              </text:list-item>
              <text:list-item>
                <text:p text:style-name="P2"><text:span text:style-name="T2">Who are Meshech and Tubal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eshech and Tubal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p text:style-name="P1"><text:span text:style-name="T1">1. "</text:span><text:span text:style-name="T4">And the word of Yahweh came to me saying,</text:span><text:span text:style-name="T1">"</text:span><text:span text:style-name="T1"><text:line-break/></text:span><text:span text:style-name="T1">2. "</text:span><text:span text:style-name="T5">"Son of man, set your face toward Gog of the land of Magog, </text:span><text:span text:style-name="T2">the chief prince of Meshech and Tubal</text:span><text:span text:style-name="T5">, and prophesy against him</text:span><text:span text:style-name="T1">"</text:span></text:p>
            <text:list text:style-name="L2">
              <text:list-item>
                <text:p text:style-name="P1"><text:span text:style-name="T1">Meshech and Tubal are </text:span><text:span text:style-name="T2">cities</text:span><text:span text:style-name="T1"> </text:span><text:span text:style-name="T2">in Ezekiel</text:span></text:p>
              </text:list-item>
              <text:list-item>
                <text:p text:style-name="P1"><text:span text:style-name="T2">In Genesis</text:span><text:span text:style-name="T1"> 10:2, they are </text:span><text:span text:style-name="T2">sons of Japhe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hen does Gog attack?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2">In the pas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he Past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Are there any indications that this Gog and Magog invasion could be an event that already happened?</text:span></text:p>
              </text:list-item>
              <text:list-item>
                <text:p text:style-name="P1"><text:span text:style-name="T1">Not really.</text:span></text:p>
              </text:list-item>
              <text:list-item>
                <text:p text:style-name="P1"><text:span text:style-name="T1">There are contenders, but </text:span><text:span text:style-name="T2">none</text:span><text:span text:style-name="T1"> meet </text:span><text:span text:style-name="T2">all</text:span><text:span text:style-name="T1"> the matching </text:span><text:span text:style-name="T2">criteria</text:span></text:p>
              </text:list-item>
              <text:list-item>
                <text:p text:style-name="P1"><text:span text:style-name="T1">Some seem to come close, though</text:span></text:p>
              </text:list-item>
              <text:list-item>
                <text:p text:style-name="P1"><text:span text:style-name="T1">Most probably would not be convinced by any of them, so we'll skip that pa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he Past – a riddle 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p text:style-name="P1"><text:span text:style-name="T6">Ezekiel 38:17. "</text:span><text:span text:style-name="T7">'Thus says Lord Yahweh, "</text:span><text:span text:style-name="T8">Are you the one </text:span><text:span text:style-name="T9">of whom I spoke in former days</text:span><text:span text:style-name="T8"> </text:span><text:span text:style-name="T9">by</text:span><text:span text:style-name="T7"> the hand of My slaves </text:span><text:span text:style-name="T9">the prophets</text:span><text:span text:style-name="T8"> of Israel</text:span><text:span text:style-name="T7">, </text:span><text:span text:style-name="T8">who prophesied</text:span><text:span text:style-name="T7"> in those days for [many] years that </text:span><text:span text:style-name="T8">I would bring you against them</text:span><text:span text:style-name="T7">?</text:span><text:span text:style-name="T6">"</text:span></text:p>
            <text:list text:style-name="L2">
              <text:list-item>
                <text:p text:style-name="P1"><text:span text:style-name="T6">That verse is a reason to consider that this invasion may be </text:span><text:span text:style-name="T8">either</text:span><text:span text:style-name="T6"> a </text:span><text:span text:style-name="T8">literal</text:span><text:span text:style-name="T6"> enemy of Israel in the past or a </text:span><text:span text:style-name="T8">symbolic enem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s Gog a </text:span><text:span text:style-name="T2">spiritual successor</text:span><text:span text:style-name="T1"> to an ancient nation?</text:span></text:p>
          </draw:text-box>
        </draw:frame>
        <draw:frame presentation:style-name="pr4" draw:text-style-name="P4" draw:layer="layout" svg:width="26.199cm" svg:height="17cm" svg:x="0.5cm" svg:y="4.5cm" presentation:class="outline" presentation:user-transformed="true">
          <draw:text-box>
            <text:list text:style-name="L2">
              <text:list-item>
                <text:p text:style-name="P4"><text:span text:style-name="T6">In Revelation, Babylon is </text:span><text:span text:style-name="T8">not</text:span><text:span text:style-name="T6"> literal Babylon.</text:span></text:p>
              </text:list-item>
              <text:list-item>
                <text:p text:style-name="P4"><text:span text:style-name="T6">Could Gog could have been a </text:span><text:span text:style-name="T8">symbolic</text:span><text:span text:style-name="T6"> name for Babylon.</text:span></text:p>
              </text:list-item>
              <text:list-item>
                <text:p text:style-name="P4"><text:span text:style-name="T6">Babylon is </text:span><text:span text:style-name="T8">not around</text:span><text:span text:style-name="T6"> anymore.</text:span></text:p>
              </text:list-item>
              <text:list-item>
                <text:p text:style-name="P4"><text:span text:style-name="T10">In Revelation, spiritual Babylon is mentioned.</text:span></text:p>
              </text:list-item>
              <text:list-item>
                <text:p text:style-name="P4"><text:span text:style-name="T6">Revelation uses a lot of symbols from Ezekiel</text:span></text:p>
              </text:list-item>
              <text:list-item>
                <text:p text:style-name="P4"><text:span text:style-name="T10">No anicient civilizations have survived since the time of Ezekiel, so a nation today would definitely have to be a spiritual successor if this is a physical attack on Israel in the fu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hen does Gog attack?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3">In the past?</text:span></text:p>
              </text:list-item>
              <text:list-item>
                <text:p text:style-name="P2"><text:span text:style-name="T2">Is it a future war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uture war?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2">Nothing</text:span><text:span text:style-name="T1"> in </text:span><text:span text:style-name="T2">past</text:span><text:span text:style-name="T1"> history matches the battle of Gog</text:span></text:p>
              </text:list-item>
              <text:list-item>
                <text:p text:style-name="P1"><text:span text:style-name="T1">That </text:span><text:span text:style-name="T2">indicates</text:span><text:span text:style-name="T1"> this is a </text:span><text:span text:style-name="T2">future</text:span><text:span text:style-name="T1"> w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his next passage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God speaks about Go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" draw:layer="layout" svg:width="25.199cm" svg:height="3.506cm" svg:x="3.5cm" svg:y="0.537cm" presentation:class="title" presentation:user-transformed="true">
          <draw:text-box>
            <text:p text:style-name="P1"><text:span text:style-name="T1">This has </text:span><text:span text:style-name="T11">not happened</text:span><text:span text:style-name="T1"> for political </text:span><text:span text:style-name="T12">Israel</text:span><text:span text:style-name="T1"> </text:span><text:span text:style-name="T11">yet</text:span></text:p>
          </draw:text-box>
        </draw:frame>
        <draw:frame presentation:style-name="pr5" draw:text-style-name="P1" draw:layer="layout" svg:width="27.5cm" svg:height="17.725cm" svg:x="0.5cm" svg:y="3.5cm" presentation:class="outline" presentation:user-transformed="true">
          <draw:text-box>
            <text:p text:style-name="P1"><text:span text:style-name="T1">Ezekiel 38:8,16</text:span><text:span text:style-name="T1"><text:line-break/></text:span><text:span text:style-name="T6">8. "</text:span><text:span text:style-name="T13">"</text:span><text:span text:style-name="T8">After many days</text:span><text:span text:style-name="T13"> you will be mustered; in the last years </text:span><text:span text:style-name="T8">you will come into the land</text:span><text:span text:style-name="T13"> that is restored from the sword, </text:span><text:span text:style-name="T8">[whose inhabitants] have been gathered from many peoples</text:span><text:span text:style-name="T13"> </text:span><text:span text:style-name="T8">to</text:span><text:span text:style-name="T13"> the mountains of </text:span><text:span text:style-name="T8">Israel</text:span><text:span text:style-name="T13"> which had been a continual waste; but its people were brought out from the peoples, and they are </text:span><text:span text:style-name="T8">living securely</text:span><text:span text:style-name="T13">, all of them.</text:span><text:span text:style-name="T6">"</text:span><text:span text:style-name="T6"><text:line-break/></text:span><text:span text:style-name="T6">16. "</text:span><text:span text:style-name="T13">and you will come up against My people Israel like a cloud to cover the land. It will be </text:span><text:span text:style-name="T8">in the last days</text:span><text:span text:style-name="T13"> that I will bring you against My land so that the nations may know Me when I prove Myself holy through you before their eyes, O Gog."</text:span><text:span text:style-name="T6">"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oday,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The </text:span><text:span text:style-name="T2">political</text:span><text:span text:style-name="T1"> nation of </text:span><text:span text:style-name="T2">Israel</text:span></text:p>
              </text:list-item>
              <text:list-item>
                <text:p text:style-name="P1"><text:span text:style-name="T1">Has has </text:span><text:span text:style-name="T2">some regathering</text:span></text:p>
              </text:list-item>
              <text:list-item>
                <text:p text:style-name="P1"><text:span text:style-name="T1">But </text:span><text:span text:style-name="T2">not</text:span><text:span text:style-name="T1"> "</text:span><text:span text:style-name="T4">living securely</text:span><text:span text:style-name="T1">" in </text:span><text:span text:style-name="T2">peace</text:span><text:span text:style-name="T1">.</text:span></text:p>
              </text:list-item>
              <text:list-item>
                <text:p text:style-name="P1"><text:span text:style-name="T2">If </text:span><text:span text:style-name="T1">we </text:span><text:span text:style-name="T2">isolate</text:span><text:span text:style-name="T1"> these verses, the Gog </text:span><text:span text:style-name="T2">invasion</text:span><text:span text:style-name="T1"> looks to be a </text:span><text:span text:style-name="T2">future</text:span><text:span text:style-name="T1"> ev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1"><text:span text:style-name="T2">Who</text:span><text:span text:style-name="T1"> is the future invader?</text:span>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Who</text:span><text:span text:style-name="T1"> is the future invader?</text:span></text:p>
          </draw:text-box>
        </draw:frame>
        <draw:frame presentation:style-name="pr2" draw:text-style-name="P1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ome say </text:span><text:span text:style-name="T2">Russia</text:span><text:span text:style-name="T1"> by anachronistically trying to match </text:span><text:span text:style-name="T2">modern</text:span><text:span text:style-name="T1"> names which did not yet exist when the original </text:span><text:span text:style-name="T2">ancient</text:span><text:span text:style-name="T1"> texts were written</text:span></text:p>
              </text:list-item>
              <text:list-item>
                <text:p text:style-name="P1"><text:span text:style-name="T1">Things can </text:span><text:span text:style-name="T2">sound similar</text:span><text:span text:style-name="T1"> across different languages; that's </text:span><text:span text:style-name="T2">hardly taking</text:span><text:span text:style-name="T1"> the </text:span><text:span text:style-name="T2">bible seriously</text:span><text:span text:style-name="T1"> if that is the only connection</text:span></text:p>
              </text:list-item>
              <text:list-item>
                <text:p text:style-name="P1"><text:span text:style-name="T1">Others look at the similarity between </text:span><text:span text:style-name="T2">Meshech</text:span><text:span text:style-name="T1"> and </text:span><text:span text:style-name="T2">Tubal</text:span><text:span text:style-name="T1"> (from Ezekiel 38:2)</text:span><text:span text:style-name="T1"><text:line-break/></text:span><text:span text:style-name="T1">with modern </text:span><text:span text:style-name="T2">Moscow</text:span><text:span text:style-name="T1"> and </text:span><text:span text:style-name="T2">Tobolsk</text:span></text:p>
              </text:list-item>
              <text:list-item>
                <text:p text:style-name="P1"><text:span text:style-name="T1">again... same criticis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he North</text:span></text:p>
          </draw:text-box>
        </draw:frame>
        <draw:frame presentation:style-name="pr6" draw:text-style-name="P1" draw:layer="layout" svg:width="26.099cm" svg:height="16.841cm" svg:x="0.5cm" svg:y="4cm" presentation:class="outline" presentation:user-transformed="true">
          <draw:text-box>
            <text:list text:style-name="L2">
              <text:list-item>
                <text:p text:style-name="P1"><text:span text:style-name="T4">Ezekiel 38:15, 39:2</text:span><text:span text:style-name="T1"> mention "</text:span><text:span text:style-name="T4">Uttermost parts of the north</text:span><text:span text:style-name="T1">"</text:span></text:p>
              </text:list-item>
              <text:list-item>
                <text:p text:style-name="P1"><text:span text:style-name="T2">Russia</text:span><text:span text:style-name="T1"> is to the </text:span><text:span text:style-name="T2">north</text:span><text:span text:style-name="T1">, but so are </text:span><text:span text:style-name="T2">lots</text:span><text:span text:style-name="T1"> of other countries.</text:span></text:p>
              </text:list-item>
              <text:list-item>
                <text:p text:style-name="P1"><text:span text:style-name="T2">Many invasions</text:span><text:span text:style-name="T1"> of Israel, including Babylon and Assyria was from the </text:span><text:span text:style-name="T2">north</text:span></text:p>
              </text:list-item>
              <text:list-item>
                <text:p text:style-name="P1"><text:span text:style-name="T2">Even</text:span><text:span text:style-name="T1"> enemies which were from the </text:span><text:span text:style-name="T2">east</text:span><text:span text:style-name="T1"> were said to be "</text:span><text:span text:style-name="T2">north</text:span><text:span text:style-name="T1">" invaders </text:span><text:span text:style-name="T2">by biblical standards</text:span><text:span text:style-name="T1"> since the Jordan river on the east formed a natural barrier to ancient armies</text:span></text:p>
              </text:list-item>
              <text:list-item>
                <text:p text:style-name="P1"><text:span text:style-name="T2">Rivers</text:span><text:span text:style-name="T1"> are </text:span><text:span text:style-name="T2">not barriers</text:span><text:span text:style-name="T1"> to </text:span><text:span text:style-name="T2">modern</text:span><text:span text:style-name="T1"> armi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o far...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A northern enemy seems </text:span><text:span text:style-name="T2">possible</text:span><text:span text:style-name="T1">, even if it's not Russia</text:span></text:p>
              </text:list-item>
              <text:list-item>
                <text:p text:style-name="P1"><text:span text:style-name="T1">What country it is </text:span><text:span text:style-name="T2">doesn't matter much</text:span><text:span text:style-name="T1"> to the prophecy</text:span><text:span text:style-name="T2"> as long as</text:span><text:span text:style-name="T1"> it's one to the </text:span><text:span text:style-name="T2">North</text:span><text:span text:style-name="T1"> or </text:span><text:span text:style-name="T2">East</text:span><text:span text:style-name="T1">, </text:span><text:span text:style-name="T2">per</text:span><text:span text:style-name="T1"> the way "north" is </text:span><text:span text:style-name="T2">biblically used</text:span><text:span text:style-name="T1"> for armies that attacked ancient Isra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blems with a future war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2">A battle fought with ancient weapo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n ancient war?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If this is a future war, is it reasonable to expect the following?..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uture ancient warfare?</text:span></text:p>
          </draw:text-box>
        </draw:frame>
        <draw:frame presentation:style-name="pr7" draw:text-style-name="P1" draw:layer="layout" svg:width="27cm" svg:height="17.873cm" svg:x="0.5cm" svg:y="3.5cm" presentation:class="outline" presentation:user-transformed="true">
          <draw:text-box>
            <text:p text:style-name="P1"><text:span text:style-name="T6">Ezekiel 38:4-5,15</text:span><text:span text:style-name="T6"><text:line-break/></text:span><text:span text:style-name="T6">4. "</text:span><text:span text:style-name="T13">"I will turn you about and put hooks into your jaws, and I will bring you out, and all </text:span><text:span text:style-name="T8">your military force, </text:span><text:span text:style-name="T9">horses</text:span><text:span text:style-name="T8"> and horsemen</text:span><text:span text:style-name="T13">, all of them magnificently dressed, a great assembly [with] large shield and </text:span><text:span text:style-name="T9">shield</text:span><text:span text:style-name="T13">, </text:span><text:span text:style-name="T8">all </text:span><text:span text:style-name="T13">of them </text:span><text:span text:style-name="T8">wielding </text:span><text:span text:style-name="T9">swords</text:span><text:span text:style-name="T13">;</text:span><text:span text:style-name="T6">"</text:span><text:span text:style-name="T6"><text:line-break/></text:span><text:span text:style-name="T6">5. "</text:span><text:span text:style-name="T13">Persia, Ethiopia, and Put with them, all of them [with] shield and </text:span><text:span text:style-name="T9">helmet</text:span><text:span text:style-name="T13">;</text:span><text:span text:style-name="T6">"</text:span><text:span text:style-name="T6"><text:line-break/></text:span><text:span text:style-name="T6">15. "</text:span><text:span text:style-name="T13">"You will come from your place out of the remote parts of the north, you and numerous peoples with you, </text:span><text:span text:style-name="T9">all</text:span><text:span text:style-name="T8"> of them riding on horses</text:span><text:span text:style-name="T13">, a great assembly and a numerous military force;</text:span><text:span text:style-name="T6">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Ezekiel 39:3</text:span><text:span text:style-name="T1"><text:line-break/></text:span><text:span text:style-name="T6">3. "</text:span><text:span text:style-name="T13">"And I will strike your </text:span><text:span text:style-name="T8">bow</text:span><text:span text:style-name="T13"> from your left hand and cause your </text:span><text:span text:style-name="T8">arrows</text:span><text:span text:style-name="T13"> from your right hand to fall.</text:span><text:span text:style-name="T6">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If</text:span><text:span text:style-name="T1"> we try to </text:span><text:span text:style-name="T2">pair</text:span><text:span text:style-name="T1"> </text:span><text:span text:style-name="T2">modern</text:span><text:span text:style-name="T1"> military</text:span><text:span text:style-name="T1"><text:line-break/></text:span><text:span text:style-name="T1">equipment to </text:span><text:span text:style-name="T2">ancient</text:span><text:span text:style-name="T1"> equipment</text:span></text:p>
          </draw:text-box>
        </draw:frame>
        <draw:frame presentation:style-name="pr2" draw:text-style-name="P1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hould we also </text:span><text:span text:style-name="T2">look for clues on</text:span><text:span text:style-name="T1"> whether the New Testament quotes or talks about any of the concepts within the chapters</text:span></text:p>
              </text:list-item>
              <text:list-item>
                <text:p text:style-name="P1"><text:span text:style-name="T2">So far</text:span><text:span text:style-name="T1">, we are </text:span><text:span text:style-name="T2">not saying</text:span><text:span text:style-name="T1"> a </text:span><text:span text:style-name="T2">literal</text:span><text:span text:style-name="T1"> interpretation is </text:span><text:span text:style-name="T2">wrong</text:span></text:p>
              </text:list-item>
              <text:list-item>
                <text:p text:style-name="P1"><text:span text:style-name="T1">We are merely looking at the </text:span><text:span text:style-name="T2">possibilities</text:span></text:p>
              </text:list-item>
              <text:list-item>
                <text:p text:style-name="P1"><text:span text:style-name="T3">If there is no New Testament mention of a worldwide loss of human knowledge, believing humans will fight a final battle with ancient weapons seems to decease as a likely possibility of what Ezekiel mea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blems with a future war</text:span></text:p>
          </draw:text-box>
        </draw:frame>
        <draw:frame presentation:style-name="pr2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3">A battle fought with ancient weapons?</text:span></text:p>
              </text:list-item>
              <text:list-item>
                <text:p text:style-name="P5"><text:span text:style-name="T2">Does Israel bake their bread with tank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eapons burn for 7 years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p text:style-name="P1"><text:span text:style-name="T1">Ezekiel 39:9</text:span><text:span text:style-name="T1"><text:line-break/></text:span><text:span text:style-name="T6">9. "</text:span><text:span text:style-name="T13">"Then </text:span><text:span text:style-name="T8">those</text:span><text:span text:style-name="T13"> who </text:span><text:span text:style-name="T8">inhabit</text:span><text:span text:style-name="T13"> the cities of </text:span><text:span text:style-name="T8">Israel</text:span><text:span text:style-name="T13"> will go out and </text:span><text:span text:style-name="T8">make fires</text:span><text:span text:style-name="T13"> with the </text:span><text:span text:style-name="T8">weapons</text:span><text:span text:style-name="T13"> and burn [them], both </text:span><text:span text:style-name="T14">shields</text:span><text:span text:style-name="T13"> and large shields, </text:span><text:span text:style-name="T14">bows</text:span><text:span text:style-name="T13"> and </text:span><text:span text:style-name="T14">arrows</text:span><text:span text:style-name="T13">, war </text:span><text:span text:style-name="T14">clubs</text:span><text:span text:style-name="T13"> and </text:span><text:span text:style-name="T14">spears</text:span><text:span text:style-name="T13">; and for seven years they will make fires of them.</text:span><text:span text:style-name="T6">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ooking food with metal scraps?</text:span></text:p>
          </draw:text-box>
        </draw:frame>
        <draw:frame presentation:style-name="pr8" draw:text-style-name="P1" draw:layer="layout" svg:width="27cm" svg:height="17.607cm" svg:x="0.5cm" svg:y="4cm" presentation:class="outline" presentation:user-transformed="true">
          <draw:text-box>
            <text:p text:style-name="P1"><text:span text:style-name="T6">10. "</text:span><text:span text:style-name="T13">"They will </text:span><text:span text:style-name="T8">not</text:span><text:span text:style-name="T13"> carry </text:span><text:span text:style-name="T8">wood</text:span><text:span text:style-name="T13"> from the field or gather </text:span><text:span text:style-name="T15">firewood</text:span><text:span text:style-name="T8"> from</text:span><text:span text:style-name="T13"> the </text:span><text:span text:style-name="T8">forests</text:span><text:span text:style-name="T13">, for they will </text:span><text:span text:style-name="T8">make fires with the</text:span><text:span text:style-name="T13"> </text:span><text:span text:style-name="T8">weapons</text:span><text:span text:style-name="T13">; and they will take the spoil of those who made them into spoil and seize the plunder of those who plundered them," declares Lord Yahweh.</text:span><text:span text:style-name="T6">"</text:span></text:p>
            <text:list text:style-name="L2">
              <text:list-item>
                <text:p text:style-name="P1"><text:span text:style-name="T8">Instead</text:span><text:span text:style-name="T6"> of gathering </text:span><text:span text:style-name="T15">firewood</text:span><text:span text:style-name="T6"> from their stoves, Israelites are cooking their food with tank scraps, rifles, and whatever leftovers there are from modern weapons of war</text:span></text:p>
              </text:list-item>
              <text:list-item>
                <text:p text:style-name="P1"><text:span text:style-name="T6">That's why it takes 7 years</text:span></text:p>
              </text:list-item>
              <text:list-item>
                <text:p text:style-name="P1"><text:span text:style-name="T6">Otherwise it could all be burned quick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16">Could humans lose modern technology and go back to spears?</text:span></text:p>
          </draw:text-box>
        </draw:frame>
        <draw:frame presentation:style-name="pr2" draw:text-style-name="P1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Yes, but our interpretation is asking what is probable, not possible</text:span></text:p>
              </text:list-item>
              <text:list-item>
                <text:p text:style-name="P1"><text:span text:style-name="T1">Do we have any biblical text saying humans will lost vast amounts of knowledge?</text:span></text:p>
              </text:list-item>
              <text:list-item>
                <text:p text:style-name="P1"><text:span text:style-name="T1">We also see that the occupants of Israel at this time usually use firewood from the forests. This is an ancient practice; not a modern one.</text:span></text:p>
              </text:list-item>
              <text:list-item>
                <text:p text:style-name="P1"><text:span text:style-name="T1">Baking bread with metal scraps from tanks and guns does not seem like we are taking the passage serious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blems with a future war</text:span></text:p>
          </draw:text-box>
        </draw:frame>
        <draw:frame presentation:style-name="pr2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3">A battle fought with ancient weapons?</text:span></text:p>
              </text:list-item>
              <text:list-item>
                <text:p text:style-name="P5"><text:span text:style-name="T3">Does Israel bake their bread with tanks?</text:span></text:p>
              </text:list-item>
              <text:list-item>
                <text:p text:style-name="P5"><text:span text:style-name="T2">Do modern armies attack to steal cow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Why</text:span><text:span text:style-name="T1"> does Gog attack?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For </text:span><text:span text:style-name="T2">cows</text:span><text:span text:style-name="T1">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o modern countries attack</text:span><text:span text:style-name="T1"><text:line-break/></text:span><text:span text:style-name="T1">to steal cattle?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p text:style-name="P1"><text:span text:style-name="T1">Ezekiel 38:13</text:span><text:span text:style-name="T1"><text:line-break/></text:span><text:span text:style-name="T6">13. "</text:span><text:span text:style-name="T7">"Sheba and Dedan and the merchants of Tarshish with all its young lions will say to you, '</text:span><text:span text:style-name="T17">Have you come to capture spoil</text:span><text:span text:style-name="T7">? Have you assembled your assembly to seize plunder, to carry away silver and gold, </text:span><text:span text:style-name="T17">to take away cattle and goods</text:span><text:span text:style-name="T7">, to capture great spoil?'"'</text:span><text:span text:style-name="T6">"</text:span></text:p>
            <text:list text:style-name="L2">
              <text:list-item>
                <text:p text:style-name="P1"><text:span text:style-name="T6">Modern nations do not attack other nations to steal catt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ction 2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What about Revelation?</text:span></text:p>
              </text:list-item>
              <text:list-item>
                <text:p text:style-name="P1"><text:span text:style-name="T1">Does Revelation clarify who is attacking?</text:span></text:p>
              </text:list-item>
              <text:list-item>
                <text:p text:style-name="P1"><text:span text:style-name="T1">Does the attack happen after Christ retur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hat about Revelation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t's probably the most contested book in the New Testament</text:p>
              </text:list-item>
              <text:list-item>
                <text:p>Using Revelation to prove a theological point in another scripture passage is often a chicken-and-the egg problem</text:p>
              </text:list-item>
              <text:list-item>
                <text:p>Let's start with some basic 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o is attacking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Does comparing Ezekiel and Revelation help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invasion in Revelation<text:line-break/>compared with Ezekiel</text:p>
          </draw:text-box>
        </draw:frame>
        <draw:frame presentation:style-name="pr2" draw:text-style-name="P1" draw:layer="layout" svg:width="25.199cm" svg:height="17.459cm" svg:x="1.4cm" svg:y="4.914cm" presentation:class="outline" presentation:user-transformed="true">
          <draw:text-box>
            <text:p text:style-name="P1"><text:span text:style-name="T1">Revelation 20:8</text:span><text:span text:style-name="T1"><text:line-break/></text:span><text:span text:style-name="T1">8. "</text:span><text:span text:style-name="T4">and will come out to deceive the nations which are in the four corners of the earth, </text:span><text:span text:style-name="T2">Gog and Magog</text:span><text:span text:style-name="T4">, to gather them together for the war; the number of them is like the sand of the [fn]seashore.</text:span><text:span text:style-name="T1">"</text:span></text:p>
            <text:p text:style-name="P1"><text:span text:style-name="T1">Ezekiel 38:2</text:span><text:span text:style-name="T1"><text:line-break/></text:span><text:span text:style-name="T1">2. "</text:span><text:span text:style-name="T4">“Son of man, set your face toward </text:span><text:span text:style-name="T2">Gog of the land of Magog</text:span><text:span text:style-name="T4">, the [fn]chief prince of Meshech and Tubal, and prophesy against him</text:span><text:span text:style-name="T1">"</text:span></text:p>
            <text:p text:style-name="P1"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t's a small difference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2">Revelation</text:span><text:span text:style-name="T1"> could be focusing on </text:span><text:span text:style-name="T2">the folks</text:span><text:span text:style-name="T1"> who own the lands of Gog and Magog</text:span></text:p>
              </text:list-item>
              <text:list-item>
                <text:p text:style-name="P1"><text:span text:style-name="T2">Ezekiel</text:span><text:span text:style-name="T1"> may be focusing on </text:span><text:span text:style-name="T2">who owns the land</text:span><text:span text:style-name="T1"> where the attackers are coming from</text:span></text:p>
              </text:list-item>
              <text:list-item>
                <text:p text:style-name="P1"><text:span text:style-name="T1">I don't think it's a major point of contention which could disconnect Ezekiel from possibly being related to this Revelation pass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oes it happen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After Christ retur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f still a physical, future war</text:span><text:span text:style-name="T1"><text:line-break/></text:span><text:span text:style-name="T1">after Christ returns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If we ignore the spears, bows, and horses, or the prospect of baking bread with tank parts for a minute...</text:span></text:p>
              </text:list-item>
              <text:list-item>
                <text:p text:style-name="P1"><text:span text:style-name="T1">And ask if this event could happen in a future, 1000 year millenial reign of Christ on ear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blems for Gog invasion</text:span><text:span text:style-name="T1"><text:line-break/></text:span><text:span text:style-name="T1">after a 1000 year earthly reign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2">Isaiah 2:4 – learning w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1" draw:text-style-name="P1" draw:layer="layout" svg:width="25.199cm" svg:height="3.506cm" svg:x="1.4cm" svg:y="0.037cm" presentation:class="title" presentation:user-transformed="true">
          <draw:text-box>
            <text:p text:style-name="P1"><text:span text:style-name="T1">Many believe that</text:span></text:p>
          </draw:text-box>
        </draw:frame>
        <draw:frame presentation:style-name="pr9" draw:text-style-name="P1" draw:layer="layout" svg:width="27.099cm" svg:height="18.459cm" svg:x="0.5cm" svg:y="3.6cm" presentation:class="outline" presentation:user-transformed="true">
          <draw:text-box draw:corner-radius="0.1cm">
            <text:list text:style-name="L2">
              <text:list-item>
                <text:p text:style-name="P1"><text:span text:style-name="T1">Christ returns and rules for 1000 years on earth</text:span></text:p>
              </text:list-item>
              <text:list-item>
                <text:p text:style-name="P1"><text:span text:style-name="T1">And that it is a time of unparalleled peace.</text:span><text:span text:style-name="T1"><text:line-break/></text:span><text:span text:style-name="T1">Isaiah 2 is often cited as evidence.</text:span></text:p>
              </text:list-item>
              <text:list-item>
                <text:p text:style-name="P1"><text:span text:style-name="T4">Isaiah 2:4</text:span><text:span text:style-name="T1"><text:line-break/></text:span><text:span text:style-name="T1">4. "...</text:span><text:span text:style-name="T4">And they will hammer their </text:span><text:span text:style-name="T2">swords into plowshares</text:span><text:span text:style-name="T4"> and their </text:span><text:span text:style-name="T2">spears into pruning hooks</text:span><text:span text:style-name="T4">.</text:span><text:span text:style-name="T4"><text:line-break/></text:span><text:span text:style-name="T2">Nation</text:span><text:span text:style-name="T4"> will not lift up sword against nation,</text:span><text:span text:style-name="T4"><text:line-break/></text:span><text:span text:style-name="T4">And </text:span><text:span text:style-name="T18">never again</text:span><text:span text:style-name="T2"> will they </text:span><text:span text:style-name="T18">learn war</text:span><text:span text:style-name="T4">.</text:span><text:span text:style-name="T1">"</text:span></text:p>
              </text:list-item>
              <text:list-item>
                <text:p text:style-name="P1"><text:span text:style-name="T1">Weapons of war are converted to farming tools and nations</text:span><text:span text:style-name="T2"> never again learn war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text-style-name="P1" draw:layer="layout" svg:width="26cm" svg:height="16.427cm" svg:x="0.5cm" svg:y="4.5cm" presentation:class="outline" presentation:user-transformed="true">
          <draw:text-box>
            <text:list text:style-name="L2">
              <text:list-item>
                <text:p text:style-name="P1"><text:span text:style-name="T1">At the end of that 1000 years is a final battle, listed in Revelation 20</text:span></text:p>
              </text:list-item>
              <text:list-item>
                <text:p text:style-name="P1"><text:span text:style-name="T19">If</text:span><text:span text:style-name="T1"> </text:span><text:span text:style-name="T2">Nation</text:span><text:span text:style-name="T4"> will not lift up sword against nation,</text:span><text:span text:style-name="T4"><text:line-break/></text:span><text:span text:style-name="T4">And </text:span><text:span text:style-name="T18">never again</text:span><text:span text:style-name="T2"> will they </text:span><text:span text:style-name="T18">learn war</text:span><text:span text:style-name="T4">.</text:span></text:p>
              </text:list-item>
              <text:list-item>
                <text:p text:style-name="P1"><text:span text:style-name="T19">How</text:span><text:span text:style-name="T1"> did the nations </text:span><text:span text:style-name="T2">learn war</text:span><text:span text:style-name="T1"> in Revelation 20 </text:span><text:span text:style-name="T19">if</text:span><text:span text:style-name="T1"> they will </text:span><text:span text:style-name="T18">never again</text:span><text:span text:style-name="T2"> will </text:span><text:span text:style-name="T18">learn war</text:span><text:span text:style-name="T1">?</text:span></text:p>
              </text:list-item>
              <text:list-item>
                <text:p text:style-name="P1"><text:span text:style-name="T1">That means Isaiah 2 could not be referring to that 1000 year period.</text:span></text:p>
              </text:list-item>
              <text:list-item>
                <text:p text:style-name="P1"><text:span text:style-name="T1">Can </text:span><text:span text:style-name="T2">unbelievers</text:span><text:span text:style-name="T1"> the only ones </text:span><text:span text:style-name="T2">learn</text:span><text:span text:style-name="T1">ing </text:span><text:span text:style-name="T2">war?</text:span><text:span text:style-name="T1"><text:line-break/></text:span><text:span text:style-name="T1">We will return to that question in a bi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blems for Gog invasion</text:span><text:span text:style-name="T1"><text:line-break/></text:span><text:span text:style-name="T1">after a 1000 year earthly reign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Isaiah 2:4 – learning war</text:span></text:p>
              </text:list-item>
              <text:list-item>
                <text:p text:style-name="P1"><text:span text:style-name="T2">Christ destroys the earth when He retur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w is God and Magog destroyed?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Revelation 20:8-9</text:span><text:span text:style-name="T1"><text:line-break/></text:span><text:span text:style-name="T6">8. "</text:span><text:span text:style-name="T7">and will come out to deceive the nations which are in the four corners of the earth, Gog and Magog, to gather them together for the war; the number of them is like the sand of the seashore.</text:span><text:span text:style-name="T6">"</text:span><text:span text:style-name="T6"><text:line-break/></text:span><text:span text:style-name="T6">9. "</text:span><text:span text:style-name="T7">And they came up on the broad plain of the earth and surrounded the camp of the saints and the beloved city, and </text:span><text:span text:style-name="T17">fire came down from heaven and devoured them</text:span><text:span text:style-name="T7">.</text:span><text:span text:style-name="T6">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ow is Gog destroyed in Ezekiel?</text:span></text:p>
          </draw:text-box>
        </draw:frame>
        <draw:frame presentation:style-name="pr2" draw:text-style-name="P1" draw:layer="layout" svg:width="25.199cm" svg:height="13.859cm" svg:x="1.5cm" svg:y="5cm" presentation:class="outline" presentation:user-transformed="true">
          <draw:text-box>
            <text:list text:style-name="L2">
              <text:list-item>
                <text:p text:style-name="P1"><text:span text:style-name="T1">Ezekiel 38:22</text:span><text:span text:style-name="T1"><text:line-break/></text:span><text:span text:style-name="T1">22. "</text:span><text:span text:style-name="T4">“With pestilence and with blood I will enter into judgment with him; and I will rain on him and on his troops, and on the numerous peoples who are with him, [fn]a torrential rain, </text:span><text:span text:style-name="T2">with hailstones, fire, and brimstone</text:span><text:span text:style-name="T4">.</text:span><text:span text:style-name="T1">"</text:span></text:p>
              </text:list-item>
              <text:list-item>
                <text:p text:style-name="P1"><text:span text:style-name="T19">God rained down fire</text:span><text:span text:style-name="T19"><text:line-break/></text:span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hen?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Ezekiel and Revelation seem to have </text:span><text:span text:style-name="T2">no problem</text:span><text:span text:style-name="T1"> telling us </text:span><text:span text:style-name="T2">how</text:span><text:span text:style-name="T1"> this invasion force is </text:span><text:span text:style-name="T2">destroyed</text:span></text:p>
              </text:list-item>
              <text:list-item>
                <text:p text:style-name="P1"><text:span text:style-name="T1">But </text:span><text:span text:style-name="T2">when</text:span><text:span text:style-name="T1"> does it happen?</text:span></text:p>
              </text:list-item>
              <text:list-item>
                <text:p text:style-name="P1"><text:span text:style-name="T1">Where else does God destroy with fire in the futur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n the following passage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When does Peter tell us</text:span><text:span text:style-name="T1"><text:line-break/></text:span><text:span text:style-name="T1">the heavens and earth get destroy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599cm" svg:height="17.373cm" svg:x="1cm" svg:y="4cm" presentation:class="outline" presentation:user-transformed="true">
          <draw:text-box>
            <text:p><text:span text:style-name="T3">2 Peter 3:7,10-13</text:span><text:line-break/><text:span text:style-name="T1">7. </text:span><text:span text:style-name="T4">But the </text:span><text:span text:style-name="T2">heavens</text:span><text:span text:style-name="T4"> and the </text:span><text:span text:style-name="T19">earth</text:span><text:span text:style-name="T4"> which are now preserved by the same word, are </text:span><text:span text:style-name="T19">reserved for fire</text:span><text:span text:style-name="T4"> </text:span><text:span text:style-name="T2">until </text:span><text:span text:style-name="T19">the day</text:span><text:span text:style-name="T4"> of judgment and perdition of ungodly men.</text:span><text:span text:style-name="T4"><text:line-break/></text:span><text:span text:style-name="T4">10. But the day of the Lord </text:span><text:span text:style-name="T2">will come </text:span><text:span text:style-name="T19">like a thief</text:span><text:span text:style-name="T4">, in which the </text:span><text:span text:style-name="T2">heavens</text:span><text:span text:style-name="T4"> will </text:span><text:span text:style-name="T2">pass away</text:span><text:span text:style-name="T4"> with a roar and the elements will be </text:span><text:span text:style-name="T2">destroyed</text:span><text:span text:style-name="T4"> with </text:span><text:span text:style-name="T2">intense heat</text:span><text:span text:style-name="T4">, and the earth and [fn]its works will be [fn]found out.</text:span><text:span text:style-name="T4"><text:line-break/></text:span><text:span text:style-name="T3">11.</text:span><text:span text:style-name="T4"> Since </text:span><text:span text:style-name="T2">all these things</text:span><text:span text:style-name="T4"> are to be </text:span><text:span text:style-name="T2">destroyed in this way</text:span><text:span text:style-name="T4">, what sort of people ought you to be in holy conduct and godliness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12" draw:text-style-name="P1" draw:layer="layout" svg:width="26.5cm" svg:height="21.991cm" svg:x="1cm" svg:y="1cm" presentation:class="outline" presentation:user-transformed="true">
          <draw:text-box>
            <text:p text:style-name="P1"><text:span text:style-name="T3">12.</text:span><text:span text:style-name="T4"> looking for and hastening the coming of the day of God, because of which </text:span><text:span text:style-name="T2">the heavens burning will be destroyed</text:span><text:span text:style-name="T4">, and the elements will </text:span><text:span text:style-name="T2">melt</text:span><text:span text:style-name="T4"> with </text:span><text:span text:style-name="T2">intense heat</text:span><text:span text:style-name="T4">!</text:span><text:span text:style-name="T4"><text:line-break/></text:span><text:span text:style-name="T3">13.</text:span><text:span text:style-name="T4"> But according to </text:span><text:span text:style-name="T2">His promise</text:span><text:span text:style-name="T4"> we are looking for </text:span><text:span text:style-name="T2">NEW HEAVENS</text:span><text:span text:style-name="T4"> AND </text:span><text:span text:style-name="T2">A NEW EARTH</text:span><text:span text:style-name="T4">, in which righteousness dwells.</text:span></text:p>
            <text:list text:style-name="L2">
              <text:list-item>
                <text:p text:style-name="P1"><text:span text:style-name="T3">Who is said to come like a thief in the night?</text:span></text:p>
              </text:list-item>
              <text:list-item>
                <text:p text:style-name="P1"><text:span text:style-name="T1">Anyone else besides Jesus?</text:span></text:p>
              </text:list-item>
              <text:list-item>
                <text:p text:style-name="P1"><text:span text:style-name="T1">When do thieves come?</text:span></text:p>
              </text:list-item>
              <text:list-item>
                <text:p text:style-name="P1"><text:span text:style-name="T1">So far, we see the heavens and earth are reserved for destruction by fire when Christ returns.</text:span></text:p>
              </text:list-item>
            </text:list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oes Christ's return </text:span><text:span text:style-name="T1"><text:line-break/></text:span><text:span text:style-name="T1">like a thief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Elsewhere speak of destruction that is sudde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3" draw:text-style-name="P1" draw:layer="layout" svg:width="27cm" svg:height="22.671cm" svg:x="0.5cm" svg:y="3cm" presentation:class="outline" presentation:user-transformed="true">
          <draw:text-box>
            <text:p text:style-name="P1"><text:span text:style-name="T1">1 Thessalonians 5:1-2</text:span><text:span text:style-name="T1"><text:line-break/></text:span><text:span text:style-name="T6">1. "</text:span><text:span text:style-name="T7">Now concerning the </text:span><text:span text:style-name="T20">times</text:span><text:span text:style-name="T7"> and the </text:span><text:span text:style-name="T20">seasons</text:span><text:span text:style-name="T7">, brothers,[fn] you have </text:span><text:span text:style-name="T20">no need</text:span><text:span text:style-name="T7"> to have anything </text:span><text:span text:style-name="T20">written</text:span><text:span text:style-name="T7"> to </text:span><text:span text:style-name="T20">you</text:span><text:span text:style-name="T7">.</text:span><text:span text:style-name="T6">"</text:span><text:span text:style-name="T6"><text:line-break/></text:span><text:span text:style-name="T6">2. "</text:span><text:span text:style-name="T7">For you yourselves are fully aware that </text:span><text:span text:style-name="T21">the</text:span><text:span text:style-name="T17"> day of the Lord</text:span><text:span text:style-name="T7"> will come </text:span><text:span text:style-name="T21">like a thief in the night</text:span><text:span text:style-name="T7">.</text:span><text:span text:style-name="T6">"</text:span><text:span text:style-name="T6"><text:line-break/></text:span><text:span text:style-name="T6">3. "</text:span><text:span text:style-name="T7">While people are saying, “There is </text:span><text:span text:style-name="T17">peace and security,” then </text:span><text:span text:style-name="T14">sudden destruction</text:span><text:span text:style-name="T7"> will come upon them as labor pains come upon a pregnant woman, and they will not escape.</text:span><text:span text:style-name="T6">"</text:span></text:p>
            <text:list text:style-name="L2">
              <text:list-item>
                <text:p text:style-name="P1"><text:span text:style-name="T6">Paul agrees with Jesus' Matthew 24 sermon on the mount that Jesus' return will be unexpected</text:span></text:p>
              </text:list-item>
              <text:list-item>
                <text:p text:style-name="P1"><text:span text:style-name="T6">Like a thief in the night.</text:span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Paul says when Christ returns unexpectedly</text:span><text:span text:style-name="T1"><text:line-break/></text:span><text:span text:style-name="T22">(</text:span><text:span text:style-name="T23">As a</text:span><text:span text:style-name="T22"> </text:span><text:span text:style-name="T24">thief</text:span><text:span text:style-name="T22"> in the night)</text:span></text:p>
              </text:list-item>
              <text:list-item>
                <text:p text:style-name="P1"><text:span text:style-name="T1">There will be </text:span><text:span text:style-name="T19">sudden destruction</text:span><text:span text:style-name="T1">,</text:span><text:span text:style-name="T1"><text:line-break/></text:span><text:span text:style-name="T1">which </text:span><text:span text:style-name="T2">agrees with</text:span><text:span text:style-name="T1"> </text:span><text:span text:style-name="T4">2 Peter 3:7,10-13</text:span><text:span text:style-name="T4"><text:line-break/></text:span><text:span text:style-name="T3"> in that the destruction comes unexpectedly,</text:span><text:span text:style-name="T3"><text:line-break/></text:span><text:span text:style-name="T3">also</text:span><text:span text:style-name="T4"> like a </text:span><text:span text:style-name="T2">thief</text:span></text:p>
              </text:list-item>
              <text:list-item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Jesus says He is coming</text:span><text:span text:style-name="T1"><text:line-break/></text:span><text:span text:style-name="T1">like a </text:span><text:span text:style-name="T19">thief</text:span><text:span text:style-name="T1"> in the </text:span><text:span text:style-name="T19">night</text:span><text:span text:style-name="T1"> too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Matthew 24:42-43</text:span><text:span text:style-name="T1"><text:line-break/></text:span><text:span text:style-name="T1">42. </text:span><text:span text:style-name="T4">“Therefore stay awake, for </text:span><text:span text:style-name="T2">you do not know which day</text:span><text:span text:style-name="T4"> your Lord is coming</text:span><text:span text:style-name="T1">.</text:span><text:span text:style-name="T1"><text:line-break/></text:span><text:span text:style-name="T1">43. </text:span><text:span text:style-name="T4">“But [fn]be sure of this, that </text:span><text:span text:style-name="T2">if</text:span><text:span text:style-name="T4"> the head of the house had </text:span><text:span text:style-name="T2">known</text:span><text:span text:style-name="T4"> at </text:span><text:span text:style-name="T2">what time</text:span><text:span text:style-name="T4"> of the </text:span><text:span text:style-name="T19">night</text:span><text:span text:style-name="T4"> the </text:span><text:span text:style-name="T19">thief</text:span><text:span text:style-name="T4"> was </text:span><text:span text:style-name="T2">coming</text:span><text:span text:style-name="T4">, he would have stayed awake and would not have allowed his house to be [fn]broken in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aul tells us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What happens when Christ is revealed from heav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7cm" svg:height="17cm" svg:x="0.5cm" svg:y="3.5cm" presentation:class="outline" presentation:user-transformed="true">
          <draw:text-box>
            <text:p text:style-name="P1"><text:span text:style-name="T1">2 Thessalonians 1:6-9</text:span><text:span text:style-name="T1"><text:line-break/></text:span><text:span text:style-name="T1">6. </text:span><text:span text:style-name="T4">Since it is right for God to repay with affliction those who afflict you,</text:span><text:span text:style-name="T1"><text:line-break/></text:span><text:span text:style-name="T1">7. </text:span><text:span text:style-name="T4">and [to give] rest to you who are afflicted and to us as well at </text:span><text:span text:style-name="T2">the revelation of the Lord Jesus from heaven</text:span><text:span text:style-name="T4"> with His mighty angels </text:span><text:span text:style-name="T2">in flaming fire</text:span><text:span text:style-name="T4">,</text:span><text:span text:style-name="T1"><text:line-break/></text:span><text:span text:style-name="T1">8. </text:span><text:span text:style-name="T2">executing vengeance</text:span><text:span text:style-name="T4"> on </text:span><text:span text:style-name="T2">those</text:span><text:span text:style-name="T4"> who do </text:span><text:span text:style-name="T2">not know God</text:span><text:span text:style-name="T4"> and to those who do not obey the gospel of our Lord Jesus.</text:span><text:span text:style-name="T1"><text:line-break/></text:span><text:span text:style-name="T1">9. </text:span><text:span text:style-name="T4">These will pay the penalty of eternal destruction, AWAY FROM THE PRESENCE OF THE LORD AND FROM THE GLORY OF HIS MIGHT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1" draw:layer="layout" svg:width="27cm" svg:height="16.841cm" svg:x="0.5cm" svg:y="4cm" presentation:class="outline" presentation:user-transformed="true">
          <draw:text-box>
            <text:list text:style-name="L2">
              <text:list-item>
                <text:p text:style-name="P1"><text:span text:style-name="T1">Flaming fire, executing vengeance is not a secret rapture, which is consistent with the other passages of Jesus' 2</text:span><text:span text:style-name="T25">nd</text:span><text:span text:style-name="T1"> coming.</text:span></text:p>
              </text:list-item>
              <text:list-item>
                <text:p text:style-name="P1"><text:span text:style-name="T19">1.)</text:span><text:span text:style-name="T1"> Paul says Christ is said to be coming from heaven </text:span><text:span text:style-name="T4">with His mighty angels </text:span><text:span text:style-name="T2">in flaming fire</text:span><text:span text:style-name="T4">, </text:span><text:span text:style-name="T2">executing vengeance</text:span><text:span text:style-name="T4"> on </text:span><text:span text:style-name="T2">those</text:span><text:span text:style-name="T4"> who do </text:span><text:span text:style-name="T2">not know God, </text:span><text:span text:style-name="T3">and</text:span><text:span text:style-name="T2"> sudden destruction</text:span><text:span text:style-name="T2"><text:line-break/></text:span><text:span text:style-name="T19">2.) </text:span><text:span text:style-name="T3">Peter says Christ </text:span><text:span text:style-name="T2">destroys</text:span><text:span text:style-name="T3"> the heavens and earth with fire when He returns</text:span></text:p>
              </text:list-item>
              <text:list-item>
                <text:p text:style-name="P1"><text:span text:style-name="T3">It is naive to believe any human flesh would survive the earth's destr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f Christ destroys the earth</text:span><text:span text:style-name="T1"><text:line-break/></text:span><text:span text:style-name="T1">when He returns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Then a 1000 year earthly reign is not possible</text:span></text:p>
              </text:list-item>
              <text:list-item>
                <text:p text:style-name="P1"><text:span text:style-name="T1">Because there would be no earth to reign on</text:span></text:p>
              </text:list-item>
              <text:list-item>
                <text:p text:style-name="P1"><text:span text:style-name="T1">It isn't until after the 1000 year earthly reign in Revelation 21 that the new earth is crea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blems for Gog invasion</text:span><text:span text:style-name="T1"><text:line-break/></text:span><text:span text:style-name="T1">after a 1000 year earthly reign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Isaiah 2:4 – learning war</text:span></text:p>
              </text:list-item>
              <text:list-item>
                <text:p text:style-name="P1"><text:span text:style-name="T3">Christ destroys the earth when He returns</text:span></text:p>
              </text:list-item>
              <text:list-item>
                <text:p text:style-name="P1"><text:span text:style-name="T2">Who rebels against Christ's millenial reig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For argument-sake,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Let's assume 2 Peter 3 is not talking about the earth's destruction</text:p>
              </text:list-item>
              <text:list-item>
                <text:p>At this part of the analysis, the current earth is still in place </text:p>
              </text:list-item>
              <text:list-item>
                <text:p>and Christ is in the midst of His 1000 year earthly reig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zekiel 40-48 are used as evidenc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or a description of a 1000 year earthly reign of Christ </text:p>
              </text:list-item>
              <text:list-item>
                <text:p>Is used as a major text to support a future, earthly temple during that period</text:p>
              </text:list-item>
              <text:list-item>
                <text:p>How does that present a problem for placing the Gog invasion during that same period?</text:p>
              </text:list-item>
              <text:list-item>
                <text:p>Marriage, death, and childbir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draw:frame presentation:style-name="pr1" draw:layer="layout" svg:width="25.199cm" svg:height="3.506cm" svg:x="1.4cm" svg:y="0.237cm" presentation:class="title" presentation:user-transformed="true">
          <draw:text-box>
            <text:p>Here is a problem passage</text:p>
          </draw:text-box>
        </draw:frame>
        <draw:frame presentation:style-name="pr14" draw:text-style-name="P1" draw:layer="layout" svg:width="25.199cm" svg:height="14.161cm" svg:x="1.4cm" svg:y="4.114cm" presentation:class="outline" presentation:user-transformed="true">
          <draw:text-box>
            <text:list text:style-name="L2">
              <text:list-item>
                <text:p><text:span text:style-name="T1">The life of the </text:span><text:span text:style-name="T2">priests</text:span><text:span text:style-name="T1"> in the temple is described:</text:span></text:p>
              </text:list-item>
              <text:list-item>
                <text:p><text:span text:style-name="T1">Ezekiel 44:42</text:span><text:span text:style-name="T1"><text:line-break/></text:span><text:span text:style-name="T1">"</text:span><text:span text:style-name="T4">“And</text:span><text:span text:style-name="T2"> they shall not</text:span><text:span text:style-name="T4"> [fn]</text:span><text:span text:style-name="T2">take</text:span><text:span text:style-name="T4"> a </text:span><text:span text:style-name="T2">widow</text:span><text:span text:style-name="T4"> or a </text:span><text:span text:style-name="T19">divorced</text:span><text:span text:style-name="T2"> woman</text:span><text:span text:style-name="T4"> as a </text:span><text:span text:style-name="T2">wife</text:span><text:span text:style-name="T4"> but shall </text:span><text:span text:style-name="T2">take</text:span><text:span text:style-name="T4"> </text:span><text:span text:style-name="T2">virgins</text:span><text:span text:style-name="T4"> from the seed of the house of Israel </text:span><text:span text:style-name="T2">or a </text:span><text:span text:style-name="T19">widow</text:span><text:span text:style-name="T2"> </text:span><text:span text:style-name="T4">who is the </text:span><text:span text:style-name="T19">widow</text:span><text:span text:style-name="T4"> </text:span><text:span text:style-name="T2">of a priest</text:span><text:span text:style-name="T4">.</text:span><text:span text:style-name="T1">"</text:span></text:p>
              </text:list-item>
              <text:list-item>
                <text:p><text:span text:style-name="T1">This is a description of priests</text:span></text:p>
              </text:list-item>
              <text:list-item>
                <text:p><text:span text:style-name="T1">The "</text:span><text:span text:style-name="T19">widow</text:span><text:span text:style-name="T1"> of a priest"?</text:span><text:span text:style-name="T1"><text:line-break/></text:span><text:span text:style-name="T1">A widow was a woman whose husband </text:span><text:span text:style-name="T19">died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o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esurrected believers marrying and dying</text:p>
              </text:list-item>
              <text:list-item>
                <text:p>After Christ's return</text:p>
              </text:list-item>
              <text:list-item>
                <text:p>Square with the rest of scriptur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other problem passage</text:p>
          </draw:text-box>
        </draw:frame>
        <draw:frame presentation:style-name="pr15" draw:text-style-name="P1" draw:layer="layout" svg:width="25.199cm" svg:height="16.959cm" svg:x="1.4cm" svg:y="4.914cm" presentation:class="outline" presentation:user-transformed="true">
          <draw:text-box>
            <text:list text:style-name="L2">
              <text:list-item>
                <text:p><text:span text:style-name="T1">Ezekiel 47:22</text:span><text:span text:style-name="T1"><text:line-break/></text:span><text:span text:style-name="T1">"</text:span><text:span text:style-name="T4">“And it will be that you shall </text:span><text:span text:style-name="T2">divide</text:span><text:span text:style-name="T4"> it by lot for an </text:span><text:span text:style-name="T2">inheritance</text:span><text:span text:style-name="T4"> </text:span><text:span text:style-name="T2">among you</text:span><text:span text:style-name="T4">rselves </text:span><text:span text:style-name="T2">and</text:span><text:span text:style-name="T4"> among the </text:span><text:span text:style-name="T19">sojourners</text:span><text:span text:style-name="T4"> who sojourn in your midst, </text:span><text:span text:style-name="T2">who </text:span><text:span text:style-name="T19">bring forth sons</text:span><text:span text:style-name="T2"> in your midst</text:span><text:span text:style-name="T4">. And </text:span><text:span text:style-name="T2">they shall be to you as the native-born among the sons of Israel</text:span><text:span text:style-name="T4">. They shall be allotted an inheritance with you among the tribes of Israel.</text:span><text:span text:style-name="T1">"</text:span></text:p>
              </text:list-item>
              <text:list-item>
                <text:p><text:span text:style-name="T1">This is a description of foreigners/aliens/sojourners/Gentiles who live among Israel 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Gentiles live among Israel</text:span></text:p>
              </text:list-item>
              <text:list-item>
                <text:p text:style-name="P1"><text:span text:style-name="T1">And are to be treated as native-born</text:span></text:p>
              </text:list-item>
              <text:list-item>
                <text:p text:style-name="P1"><text:span text:style-name="T1">Which is elsewhere called a proselyte</text:span></text:p>
              </text:list-item>
              <text:list-item>
                <text:p text:style-name="P1"><text:span text:style-name="T1">They are in covenant relationship with God</text:span></text:p>
              </text:list-item>
              <text:list-item>
                <text:p text:style-name="P1"><text:span text:style-name="T1">According to Jesus, these Gentiles could not be in resurrected bodies.</text:span></text:p>
              </text:list-item>
              <text:list-item>
                <text:p text:style-name="P1"><text:span text:style-name="T1">They must be in corruptible bodies which can still d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Jesus says resurrected believers</text:span><text:span text:style-name="T1"><text:line-break/></text:span><text:span text:style-name="T1">don't marry or die</text:span></text:p>
          </draw:text-box>
        </draw:frame>
        <draw:frame presentation:style-name="pr16" draw:text-style-name="P1" draw:layer="layout" svg:width="26.5cm" svg:height="15.693cm" svg:x="0.5cm" svg:y="4.914cm" presentation:class="outline" presentation:user-transformed="true">
          <draw:text-box>
            <text:list text:style-name="L2">
              <text:list-item>
                <text:p><text:span text:style-name="T1">Luke 20:34-36</text:span><text:span text:style-name="T1"><text:line-break/></text:span><text:span text:style-name="T1">34. "</text:span><text:span text:style-name="T4">And Jesus said to them, "The sons of </text:span><text:span text:style-name="T2">this age</text:span><text:span text:style-name="T4"> </text:span><text:span text:style-name="T2">marry</text:span><text:span text:style-name="T4"> and are given in marriage,</text:span><text:span text:style-name="T1">"</text:span><text:span text:style-name="T1"><text:line-break/></text:span><text:span text:style-name="T1">35. "</text:span><text:span text:style-name="T4">but </text:span><text:span text:style-name="T2">those</text:span><text:span text:style-name="T4"> who are considered worthy to attain to </text:span><text:span text:style-name="T2">that age</text:span><text:span text:style-name="T4"> and the </text:span><text:span text:style-name="T2">resurrection</text:span><text:span text:style-name="T4"> from the dead, </text:span><text:span text:style-name="T19">neither marry</text:span><text:span text:style-name="T4"> </text:span><text:span text:style-name="T2">nor</text:span><text:span text:style-name="T4"> are </text:span><text:span text:style-name="T19">given in marriage</text:span><text:span text:style-name="T4">.</text:span><text:span text:style-name="T1">"</text:span><text:span text:style-name="T1"><text:line-break/></text:span><text:span text:style-name="T1">36. "</text:span><text:span text:style-name="T4">"For </text:span><text:span text:style-name="T2">they </text:span><text:span text:style-name="T19">cannot</text:span><text:span text:style-name="T2"> even </text:span><text:span text:style-name="T19">die</text:span><text:span text:style-name="T2"> anymore</text:span><text:span text:style-name="T4">, because they are </text:span><text:span text:style-name="T2">like angels</text:span><text:span text:style-name="T4"> and are sons of God, being sons of the resurrection.</text:span><text:span text:style-name="T1">"</text:span></text:p>
              </text:list-item>
              <text:list-item>
                <text:p><text:span text:style-name="T2">When Christ returns</text:span><text:span text:style-name="T1">, </text:span><text:span text:style-name="T19">marriage</text:span><text:span text:style-name="T1"> will be </text:span><text:span text:style-name="T2">no more</text:span><text:span text:style-name="T1"> </text:span><text:span text:style-name="T11">for those</text:span><text:span text:style-name="T1"> who are </text:span><text:span text:style-name="T11">resurrec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One problem fixed,<text:line-break/>but we still have a problem left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f the Gentile believers are not in resurrected bodies, they have attained the age to come,<text:line-break/>but have not participated in the resurrection</text:p>
              </text:list-item>
              <text:list-item>
                <text:p>That means they can bear children and not contradict Jesus</text:p>
              </text:list-item>
              <text:list-item>
                <text:p>The part that contradicts Jesus is having believers in resurrected bodies<text:line-break/>(the temple priests)<text:line-break/>marry and di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does that mean for<text:line-break/>the Gog invasion?</text:p>
          </draw:text-box>
        </draw:frame>
        <draw:frame presentation:style-name="pr2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<text:span text:style-name="T26">The good part:</text:span></text:p>
              </text:list-item>
              <text:list-item>
                <text:p>Citing Ezekiel 40-48 helps by adding Gentiles who can reproduce</text:p>
              </text:list-item>
              <text:list-item>
                <text:p>Those Gentiles are in covenant relationship with God</text:p>
              </text:list-item>
              <text:list-item>
                <text:p>But that doesn't mean their children will be</text:p>
              </text:list-item>
              <text:list-item>
                <text:p>A hundred generations or so over 1000 years of Gentiles in unresurrected bodies reproducing would be plenty of unbelievers that Satan could decei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draw:frame presentation:style-name="pr1" draw:layer="layout" svg:width="25.199cm" svg:height="3.506cm" svg:x="1.5cm" svg:y="0.494cm" presentation:class="title" presentation:user-transformed="true">
          <draw:text-box>
            <text:p>What does that mean for<text:line-break/>the Gog invasion?</text:p>
          </draw:text-box>
        </draw:frame>
        <draw:frame presentation:style-name="pr17" draw:layer="layout" svg:width="27.5cm" svg:height="18.693cm" svg:x="0.5cm" svg:y="3.5cm" presentation:class="outline" presentation:user-transformed="true">
          <draw:text-box>
            <text:list text:style-name="L2">
              <text:list-item>
                <text:p><text:span text:style-name="T26">The bad part:</text:span></text:p>
              </text:list-item>
              <text:list-item>
                <text:p>Ezekiel 40-48 tells us that the priests are marrying, divorcing, and dying</text:p>
              </text:list-item>
              <text:list-item>
                <text:p>Which Jesus says resurrected bodies who attain the age to come cannot die</text:p>
              </text:list-item>
              <text:list-item>
                <text:p>Therefore Ezekiel 40-48 could not refer to a reality during that 1000 year reign.</text:p>
              </text:list-item>
              <text:list-item>
                <text:p>The only rescue would be to claim that only non-resurrected priests are divorcing, marrying, and dying.</text:p>
              </text:list-item>
              <text:list-item>
                <text:p>The Ezekiel 40-48 full commentary has more reasons that we won't rehash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blems for Gog invasion</text:span><text:span text:style-name="T1"><text:line-break/></text:span><text:span text:style-name="T1">after a 1000 year earthly reign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Isaiah 2:4 – learning war</text:span></text:p>
              </text:list-item>
              <text:list-item>
                <text:p text:style-name="P1"><text:span text:style-name="T3">Christ destroys the earth when He returns</text:span></text:p>
              </text:list-item>
              <text:list-item>
                <text:p text:style-name="P1"><text:span text:style-name="T3">Who rebels against Christ's millenial reig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re are other reas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o biblically reject the Gog invasion as a future, physical war which will happen during a 1000 year millenial reign of Christ on earth</text:p>
              </text:list-item>
              <text:list-item>
                <text:p>Due to several other biblical contradictions which would result from that interpretation</text:p>
              </text:list-item>
              <text:list-item>
                <text:p>...</text:p>
              </text:list-item>
              <text:list-item>
                <text:p>Next: <text:s/>explanation of ezekiel 38-39 as a present spiritual reality.<text:line-break/>Any NT cita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Gog invas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s one which mounts, assembles, but never actually gets to accomplish what it planned to 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o are they attacking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srael, which is the people of God</text:p>
              </text:list-item>
              <text:list-item>
                <text:p>Who are the people of God today?</text:p>
              </text:list-item>
              <text:list-item>
                <text:p>Those who are part of the body of Christ, Who is the true Israel</text:p>
              </text:list-item>
              <text:list-item>
                <text:p>There is one people of God, not tw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interpretation <text:line-break/>of Isaiah 2 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ich allows for the Gog invasion to be the final culmination of spiritual warfare against the Church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8" draw:text-style-name="P1" draw:layer="layout" svg:width="27cm" svg:height="20.905cm" svg:x="0.5cm" svg:y="3cm" presentation:class="outline" presentation:user-transformed="true">
          <draw:text-box>
            <text:p text:style-name="P1"><text:span text:style-name="T1">Isaiah 2:3-4</text:span><text:span text:style-name="T1"><text:line-break/></text:span><text:span text:style-name="T6">3. "</text:span><text:span text:style-name="T7">And </text:span><text:span text:style-name="T17">many peoples will come and say</text:span><text:span text:style-name="T7">,</text:span><text:span text:style-name="T7"><text:line-break/></text:span><text:span text:style-name="T7">“Come, </text:span><text:span text:style-name="T17">let us go</text:span><text:span text:style-name="T7"> up to the mountain of Yahweh,</text:span><text:span text:style-name="T7"><text:line-break/></text:span><text:span text:style-name="T7">To the </text:span><text:span text:style-name="T17">house of the God</text:span><text:span text:style-name="T7"> of Jacob,</text:span><text:span text:style-name="T7"><text:line-break/></text:span><text:span text:style-name="T7">That He may instruct us [fn]from His ways</text:span><text:span text:style-name="T7"><text:line-break/></text:span><text:span text:style-name="T7">And that we may walk in His paths.”</text:span><text:span text:style-name="T7"><text:line-break/></text:span><text:span text:style-name="T7">For from </text:span><text:span text:style-name="T8">Zion</text:span><text:span text:style-name="T7"> the [fn]law will go forth</text:span><text:span text:style-name="T7"><text:line-break/></text:span><text:span text:style-name="T7">And the word of Yahweh </text:span><text:span text:style-name="T8">from Jerusalem</text:span><text:span text:style-name="T7">.</text:span><text:span text:style-name="T6">"</text:span><text:span text:style-name="T6"><text:line-break/></text:span><text:span text:style-name="T6">4. "</text:span><text:span text:style-name="T7">And He will judge between the nations,</text:span><text:span text:style-name="T7"><text:line-break/></text:span><text:span text:style-name="T7">And will [fn]render decisions for many peoples;</text:span><text:span text:style-name="T7"><text:line-break/></text:span><text:span text:style-name="T7">And they </text:span><text:span text:style-name="T17">will hammer their swords into plowshares and their spears into pruning hooks</text:span><text:span text:style-name="T7">.</text:span><text:span text:style-name="T7"><text:line-break/></text:span><text:span text:style-name="T7">Nation will not lift up sword against nation,</text:span><text:span text:style-name="T7"><text:line-break/></text:span><text:span text:style-name="T7">And </text:span><text:span text:style-name="T17">never again will they learn war</text:span><text:span text:style-name="T6">."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saiah 2 as the present</text:span><text:span text:style-name="T1"><text:line-break/></text:span><text:span text:style-name="T1">Messianic reign of Chris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2">Heavenly/spiritual Jerusal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Zion/Jerusalem are synonymous terms which is frequently referenced in the New Testament as a spiritual city</text:span></text:p>
              </text:list-item>
              <text:list-item>
                <text:p text:style-name="P1"><text:span text:style-name="T1">There is an Old Jerusalem which was destroyed in 70 AD, along with the Old Covenant, and a spiritual New Jerusalem composed of the people of G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orn into the Jersualem above</text:p>
          </draw:text-box>
        </draw:frame>
        <draw:frame presentation:style-name="pr19" draw:layer="layout" svg:width="27cm" svg:height="17.959cm" svg:x="0.5cm" svg:y="3.5cm" presentation:class="outline" presentation:user-transformed="true">
          <draw:text-box>
            <text:p>Galatians 4:25-26<text:line-break/><text:span text:style-name="T27">25. </text:span><text:span text:style-name="T28">"</text:span><text:span text:style-name="T29">Now this </text:span><text:span text:style-name="T30">Hagar</text:span><text:span text:style-name="T29"> is Mount Sinai in Arabia and </text:span><text:span text:style-name="T30">corresponds</text:span><text:span text:style-name="T29"> to the </text:span><text:span text:style-name="T30">present Jerusalem</text:span><text:span text:style-name="T29">, for she is in </text:span><text:span text:style-name="T30">slavery</text:span><text:span text:style-name="T29"> with her children.</text:span><text:span text:style-name="T28">"</text:span><text:span text:style-name="T28"><text:line-break/></text:span><text:span text:style-name="T6">26. </text:span><text:span text:style-name="T28">"</text:span><text:span text:style-name="T29">But </text:span><text:span text:style-name="T30">the Jerusalem above</text:span><text:span text:style-name="T29"> is free; she is </text:span><text:span text:style-name="T31">our</text:span><text:span text:style-name="T29"> </text:span><text:span text:style-name="T31">mother</text:span><text:span text:style-name="T29">.</text:span><text:span text:style-name="T28">"</text:span></text:p>
            <text:list text:style-name="L2">
              <text:list-item>
                <text:p><text:span text:style-name="T28">Paul says there was a present, earthly Jerusalem according to the flesh</text:span></text:p>
              </text:list-item>
              <text:list-item>
                <text:p><text:span text:style-name="T28">And says there is a spiritual Jerusalem above</text:span></text:p>
              </text:list-item>
              <text:list-item>
                <text:p><text:span text:style-name="T28">In the analogy, Paul is saying we are </text:span><text:span text:style-name="T31">spiritually, supernaturally born</text:span><text:span text:style-name="T28">, unlike the fleshly birth that those in earthly Jerusalem have</text:span><text:span text:style-name="T28"><text:line-break/></text:span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hurch is the heavenly Jerusalem</text:p>
          </draw:text-box>
        </draw:frame>
        <draw:frame presentation:style-name="pr4" draw:layer="layout" svg:width="27cm" svg:height="18.991cm" svg:x="0.5cm" svg:y="4cm" presentation:class="outline" presentation:user-transformed="true">
          <draw:text-box>
            <text:p>Hebrews 12:18-23<text:line-break/><text:span text:style-name="T32">18.</text:span><text:span text:style-name="T33"> "</text:span><text:span text:style-name="T29">For </text:span><text:span text:style-name="T34">you have not come to a mountain that can be touched</text:span><text:span text:style-name="T29"> and to a blazing fire, and to darkness and gloom and whirlwind,</text:span><text:span text:style-name="T33">"</text:span><text:span text:style-name="T33"><text:line-break/></text:span><text:span text:style-name="T33">(mt Sinai)</text:span><text:span text:style-name="T33"><text:line-break/></text:span><text:span text:style-name="T32">22. </text:span><text:span text:style-name="T33">"</text:span><text:span text:style-name="T29">But </text:span><text:span text:style-name="T34">you have come to Mount Zion and to the city of the living God, the heavenly Jerusalem</text:span><text:span text:style-name="T29">, and to myriads of [fn]angels,</text:span><text:span text:style-name="T33">"</text:span><text:span text:style-name="T33"><text:line-break/></text:span><text:span text:style-name="T32">23.</text:span><text:span text:style-name="T33"> "</text:span><text:span text:style-name="T29">to </text:span><text:span text:style-name="T34">the festal gathering and assembly of the firstborn</text:span><text:span text:style-name="T29"> </text:span><text:span text:style-name="T34">who are enrolled in heaven</text:span><text:span text:style-name="T29">, and to God, the Judge of all, and to the spirits of the righteous made perfect,</text:span><text:span text:style-name="T33">"</text:span><text:span text:style-name="T33"><text:line-break/></text:span><text:span text:style-name="T33"><text:line-break/>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ho is part of the heavenly Jerusalem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Who is <text:span text:style-name="T34">festal gathering and assembly of the firstborn</text:span><text:span text:style-name="T34">?</text:span></text:p>
              </text:list-item>
              <text:list-item>
                <text:p><text:span text:style-name="T33">The Church, the people of God</text:span></text:p>
              </text:list-item>
              <text:list-item>
                <text:p><text:span text:style-name="T34">who are enrolled in heaven?</text:span></text:p>
              </text:list-item>
              <text:list-item>
                <text:p><text:span text:style-name="T33">The Church, the people of God</text:span></text:p>
              </text:list-item>
              <text:list-item>
                <text:p><text:span text:style-name="T33">This includes all who were of the faith of Abraham from the Old Covenant</text:span></text:p>
              </text:list-item>
              <text:list-item>
                <text:p><text:span text:style-name="T33">They are the people of God to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saiah 2 as the present</text:span><text:span text:style-name="T1"><text:line-break/></text:span><text:span text:style-name="T1">Messianic reign of Chris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3">Heavenly/spiritual Jerusalem</text:span></text:p>
              </text:list-item>
              <text:list-item>
                <text:p text:style-name="P2"><text:span text:style-name="T2">The House of G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is the house of God?</text:p>
          </draw:text-box>
        </draw:frame>
        <draw:frame presentation:style-name="pr8" draw:layer="layout" svg:width="27cm" svg:height="17.607cm" svg:x="0.5cm" svg:y="4cm" presentation:class="outline" presentation:user-transformed="true">
          <draw:text-box>
            <text:list text:style-name="L2">
              <text:list-item>
                <text:p>Under the Old Covenant, it was a physical temple</text:p>
              </text:list-item>
              <text:list-item>
                <text:p>Jesus called His body a temple</text:p>
              </text:list-item>
              <text:list-item>
                <text:p>Jesus called the physical temple of Jerusalem "your house" to the Jews, whereas formerly He called it "My Father's house"</text:p>
              </text:list-item>
              <text:list-item>
                <text:p>In 1 Timothy 3:15<text:line-break/><text:span text:style-name="T28">"</text:span><text:span text:style-name="T27">15.</text:span><text:span text:style-name="T28"> </text:span><text:span text:style-name="T29">but if I am delayed, I write so that you may know how you ought to conduct yourself </text:span><text:span text:style-name="T34">in the house of God, which is the church of the living God</text:span><text:span text:style-name="T29">, the pillar and ground of the truth.</text:span><text:span text:style-name="T28">"</text:span></text:p>
              </text:list-item>
              <text:list-item>
                <text:p><text:span text:style-name="T28">The </text:span><text:span text:style-name="T31">house</text:span><text:span text:style-name="T28"> of God is the assembly of </text:span><text:span text:style-name="T31">God's peo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 Isaiah 2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We see that those who enter God's house and become part of it</text:p>
              </text:list-item>
              <text:list-item>
                <text:p>Take on certain characteristics/behaviors in the passage </text:p>
              </text:list-item>
              <text:list-item>
                <text:p>which are fitting for those in the house of G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o is built into the spiritual<text:line-break/>house of God?</text:p>
          </draw:text-box>
        </draw:frame>
        <draw:frame presentation:style-name="pr2" draw:layer="layout" svg:width="25.199cm" svg:height="13.859cm" svg:x="1.4cm" svg:y="4.914cm" presentation:class="outline">
          <draw:text-box>
            <text:p><text:span text:style-name="T27">1 Peter 2:4-5</text:span><text:span text:style-name="T28"><text:line-break/></text:span><text:span text:style-name="T6">4. </text:span><text:span text:style-name="T35">"[And] coming to </text:span><text:span text:style-name="T30">Him</text:span><text:span text:style-name="T35"> as to </text:span><text:span text:style-name="T30">a living stone</text:span><text:span text:style-name="T35"> which has been rejected by men, but is choice and precious in the sight of God,"</text:span><text:span text:style-name="T28"><text:line-break/></text:span><text:span text:style-name="T27">5. </text:span><text:span text:style-name="T28">"</text:span><text:span text:style-name="T34">you</text:span><text:span text:style-name="T29"> also, as </text:span><text:span text:style-name="T34">living stones</text:span><text:span text:style-name="T29">, are being built up as </text:span><text:span text:style-name="T34">a spiritual house</text:span><text:span text:style-name="T29"> for a holy priesthood, to offer up spiritual sacrifices acceptable to God through Jesus Christ.</text:span><text:span text:style-name="T28">"</text:span></text:p>
            <text:list text:style-name="L2">
              <text:list-item>
                <text:p text:style-name="P7"><text:span text:style-name="T28">Christ is the stone upon which His spiritual house is built by living stones, His peo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o is the spiritual temple of God?</text:p>
          </draw:text-box>
        </draw:frame>
        <draw:frame presentation:style-name="pr2" draw:text-style-name="P6" draw:layer="layout" svg:width="25.199cm" svg:height="14.427cm" svg:x="1.4cm" svg:y="4.914cm" presentation:class="outline" presentation:user-transformed="true">
          <draw:text-box>
            <text:p text:style-name="P6"><text:span text:style-name="T16">Ephesians 2:19-22</text:span><text:span text:style-name="T16"><text:line-break/></text:span><text:span text:style-name="T16">19. </text:span><text:span text:style-name="T36">"Now, therefore, </text:span><text:span text:style-name="T37">you</text:span><text:span text:style-name="T36"> are no longer strangers and foreigners, but </text:span><text:span text:style-name="T37">fellow citizens</text:span><text:span text:style-name="T36"> with the saints and members of the </text:span><text:span text:style-name="T37">household of God</text:span><text:span text:style-name="T36">,"</text:span></text:p>
            <text:p text:style-name="P6"><text:span text:style-name="T16">20. </text:span><text:span text:style-name="T36">"having been </text:span><text:span text:style-name="T37">built on</text:span><text:span text:style-name="T36"> the </text:span><text:span text:style-name="T37">foundation</text:span><text:span text:style-name="T36"> of the apostles and prophets, </text:span><text:span text:style-name="T37">Jesus Christ</text:span><text:span text:style-name="T36"> Himself being </text:span><text:span text:style-name="T37">the chief cornerstone</text:span><text:span text:style-name="T36">,"</text:span><text:span text:style-name="T36"><text:line-break/></text:span><text:span text:style-name="T16">21. </text:span><text:span text:style-name="T36">"in whom the whole building, being fitted together, grows into </text:span><text:span text:style-name="T37">a holy temple</text:span><text:span text:style-name="T36"> in the Lord,"</text:span><text:span text:style-name="T36"><text:line-break/></text:span><text:span text:style-name="T16">22. </text:span><text:span text:style-name="T36">"in whom you also are being built together for a </text:span><text:span text:style-name="T37">dwelling place of God in the Spirit</text:span><text:span text:style-name="T36">.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saiah 2 as the present</text:span><text:span text:style-name="T1"><text:line-break/></text:span><text:span text:style-name="T1">Messianic reign of Chris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3">Heavenly/spiritual Jerusalem</text:span></text:p>
              </text:list-item>
              <text:list-item>
                <text:p text:style-name="P2"><text:span text:style-name="T3">The House of God</text:span></text:p>
              </text:list-item>
              <text:list-item>
                <text:p text:style-name="P2"><text:span text:style-name="T2">Peace where there was w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are the historic enemies<text:line-break/>who lower their weap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nd convert them to cultivating instruments, conquering with the seed instead of the sword?</text:p>
              </text:list-item>
              <text:list-item>
                <text:p>In Isaiah 2,</text:p>
              </text:list-item>
              <text:list-item>
                <text:p>The Gentiles are the carnivorous animals</text:p>
              </text:list-item>
              <text:list-item>
                <text:p>The historic Jews are the helpless, domesticated animals of God's f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tiles as wild beasts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'Andale Sans UI', 'Arial Unicode MS'" style:font-family-generic-asian="swiss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8pt" fo:language="zxx" fo:country="none" fo:font-weight="bold" style:font-family-asian="'Andale Sans UI', 'Arial Unicode MS'" style:font-family-generic-asian="swiss" style:font-pitch-asian="variable" style:font-size-asian="18pt" style:language-asian="zxx" style:country-asian="none" style:font-weight-asian="bold" style:font-family-complex="Arial" style:font-family-generic-complex="swiss" style:font-pitch-complex="variable" style:font-size-complex="18pt" style:language-complex="zxx" style:country-complex="none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fo:font-family="Arial" style:font-family-generic="swiss" style:font-pitch="variable" fo:font-size="16pt" fo:language="zxx" fo:country="none" fo:font-weight="bold" style:font-family-asian="'Andale Sans UI', 'Arial Unicode MS'" style:font-family-generic-asian="swiss" style:font-pitch-asian="variable" style:font-size-asian="16pt" style:language-asian="zxx" style:country-asian="none" style:font-weight-asian="bold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font-family="Arial" style:font-family-generic="swiss" style:font-pitch="variable" fo:font-size="14pt" fo:language="zxx" fo:country="none" fo:font-weight="bold" style:font-family-asian="'Andale Sans UI', 'Arial Unicode MS'" style:font-family-generic-asian="swiss" style:font-pitch-asian="variable" style:font-size-asian="14pt" style:language-asian="zxx" style:country-asian="none" style:font-weight-asian="bold" style:font-family-complex="Arial" style:font-family-generic-complex="swiss" style:font-pitch-complex="variable" style:font-size-complex="14pt" style:language-complex="zxx" style:country-complex="none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font-family="Arial" style:font-family-generic="swiss" style:font-pitch="variable" fo:font-size="13pt" fo:language="zxx" fo:country="none" fo:font-style="italic" fo:font-weight="bold" style:font-family-asian="'Andale Sans UI', 'Arial Unicode MS'" style:font-family-generic-asian="swiss" style:font-pitch-asian="variable" style:font-size-asian="13pt" style:language-asian="zxx" style:country-asian="none" style:font-style-asian="italic" style:font-weight-asian="bold" style:font-family-complex="Arial" style:font-family-generic-complex="swiss" style:font-pitch-complex="variable" style:font-size-complex="13pt" style:language-complex="zxx" style:country-complex="none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fo:font-family="Arial" style:font-family-generic="swiss" style:font-pitch="variable" fo:font-size="11.5pt" fo:language="zxx" fo:country="none" fo:font-weight="bold" style:font-family-asian="'Andale Sans UI', 'Arial Unicode MS'" style:font-family-generic-asian="swiss" style:font-pitch-asian="variable" style:font-size-asian="11.5pt" style:language-asian="zxx" style:country-asian="none" style:font-weight-asian="bold" style:font-family-complex="Arial" style:font-family-generic-complex="swiss" style:font-pitch-complex="variable" style:font-size-complex="11.5pt" style:language-complex="zxx" style:country-complex="none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fo:font-family="Arial" style:font-family-generic="swiss" style:font-pitch="variable" fo:font-size="11.5pt" fo:language="zxx" fo:country="none" fo:font-style="italic" fo:font-weight="bold" style:font-family-asian="'Andale Sans UI', 'Arial Unicode MS'" style:font-family-generic-asian="swiss" style:font-pitch-asian="variable" style:font-size-asian="11.5pt" style:language-asian="zxx" style:country-asian="none" style:font-style-asian="italic" style:font-weight-asian="bold" style:font-family-complex="Arial" style:font-family-generic-complex="swiss" style:font-pitch-complex="variable" style:font-size-complex="11.5pt" style:language-complex="zxx" style:country-complex="none" style:font-style-complex="italic" style:font-weight-complex="bold"/>
    </style:style>
    <style:style style:name="Bullets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  <style:text-properties fo:color="#000000" fo:font-weight="normal" style:font-weight-complex="normal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7.339cm" style:type="right" style:leader-style="dotted" style:leader-text="."/>
        </style:tab-stops>
      </style:paragraph-properties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family-complex="Tahoma" style:font-family-generic-complex="swiss" style:font-size-complex="12pt" style:language-complex="zxx" style:country-complex="none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8.219cm" style:type="right" style:leader-style="dotted" style:leader-text="."/>
        </style:tab-stops>
      </style:paragraph-properties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102cm" style:type="right" style:leader-style="dotted" style:leader-text="."/>
        </style:tab-stops>
      </style:paragraph-properties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fo:font-family="Arial" style:font-family-generic="swiss" style:font-pitch="variable" fo:font-size="16pt" fo:language="zxx" fo:country="none" fo:font-weight="bold" style:font-family-asian="'Andale Sans UI', 'Arial Unicode MS'" style:font-family-generic-asian="swiss" style:font-pitch-asian="variable" style:font-size-asian="16pt" style:language-asian="zxx" style:country-asian="none" style:font-weight-asian="bold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fo:font-family="Arial" style:font-family-generic="swiss" style:font-pitch="variable" fo:font-size="16pt" fo:language="zxx" fo:country="none" fo:font-weight="bold" style:font-family-asian="'Andale Sans UI', 'Arial Unicode MS'" style:font-family-generic-asian="swiss" style:font-pitch-asian="variable" style:font-size-asian="16pt" style:language-asian="zxx" style:country-asian="none" style:font-weight-asian="bold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13H20M27S</meta:editing-duration>
    <meta:editing-cycles>58</meta:editing-cycles>
    <meta:generator>OpenOffice/4.1.14$Win32 OpenOffice.org_project/4114m1$Build-9811</meta:generator>
    <dc:date>2023-11-01T07:48:42.84</dc:date>
    <dc:creator>Josh </dc:creator>
    <meta:document-statistic meta:object-count="372"/>
  </office:meta>
</office:document-meta>
</file>